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Mangal2" svg:font-family="Mangal" style:font-pitch="variable" style:font-charset="x-symbol"/>
    <style:font-face style:name="SimSun2" svg:font-family="SimSun" style:font-pitch="variable" style:font-charset="x-symbol"/>
    <style:font-face style:name="Times New Roman3" svg:font-family="'Times New Roman'" style:font-pitch="variable" style:font-charset="x-symbol"/>
    <style:font-face style:name="Webdings1" svg:font-family="Web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Mangal3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367cm" fo:margin-left="0cm" fo:margin-right="0.762cm" fo:break-before="page" table:align="margins"/>
    </style:style>
    <style:style style:name="Tabla1.A" style:family="table-column">
      <style:table-column-properties style:column-width="4.486cm" style:rel-column-width="16004*"/>
    </style:style>
    <style:style style:name="Tabla1.B" style:family="table-column">
      <style:table-column-properties style:column-width="2.422cm" style:rel-column-width="8641*"/>
    </style:style>
    <style:style style:name="Tabla1.C" style:family="table-column">
      <style:table-column-properties style:column-width="3.124cm" style:rel-column-width="11145*"/>
    </style:style>
    <style:style style:name="Tabla1.D" style:family="table-column">
      <style:table-column-properties style:column-width="2.725cm" style:rel-column-width="9723*"/>
    </style:style>
    <style:style style:name="Tabla1.E" style:family="table-column">
      <style:table-column-properties style:column-width="3.219cm" style:rel-column-width="11485*"/>
    </style:style>
    <style:style style:name="Tabla1.F" style:family="table-column">
      <style:table-column-properties style:column-width="2.392cm" style:rel-column-width="8537*"/>
    </style:style>
    <style:style style:name="Tabla1.1" style:family="table-row">
      <style:table-row-properties style:min-row-height="0.764cm"/>
    </style:style>
    <style:style style:name="Tabla1.A1" style:family="table-cell">
      <style:table-cell-properties fo:padding="0.097cm" fo:border="0.002cm solid #000000"/>
    </style:style>
    <style:style style:name="Tabla1.2" style:family="table-row">
      <style:table-row-properties style:min-row-height="0.647cm"/>
    </style:style>
    <style:style style:name="Tabla1.A2" style:family="table-cell">
      <style:table-cell-properties fo:background-color="#cfe7f5" fo:padding="0.097cm" fo:border="0.002cm solid #000000">
        <style:background-image/>
      </style:table-cell-properties>
    </style:style>
    <style:style style:name="Tabla1.3" style:family="table-row">
      <style:table-row-properties style:min-row-height="0.397cm"/>
    </style:style>
    <style:style style:name="Tabla1.A3" style:family="table-cell">
      <style:table-cell-properties fo:background-color="#7da647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a1.F3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5" style:family="table-row">
      <style:table-row-properties style:min-row-height="0.794cm"/>
    </style:style>
    <style:style style:name="Tabla1.B5" style:family="table-cell">
      <style:table-cell-properties fo:background-color="#ff99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6" style:family="table-cell">
      <style:table-cell-properties fo:background-color="#7da647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5.916cm" fo:margin-left="1.175cm" fo:margin-right="2.039cm" fo:break-before="page" table:align="margins"/>
    </style:style>
    <style:style style:name="Tabla2.A" style:family="table-column">
      <style:table-column-properties style:column-width="3.725cm" style:rel-column-width="15339*"/>
    </style:style>
    <style:style style:name="Tabla2.B" style:family="table-column">
      <style:table-column-properties style:column-width="12.19cm" style:rel-column-width="50196*"/>
    </style:style>
    <style:style style:name="Tabla2.A1" style:family="table-cell">
      <style:table-cell-properties fo:padding="0.097cm" fo:border="0.002cm solid #000000"/>
    </style:style>
    <style:style style:name="Tabla2.2" style:family="table-row">
      <style:table-row-properties style:min-row-height="1.963cm"/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3" style:family="table-row">
      <style:table-row-properties style:min-row-height="2.117cm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2.4" style:family="table-row">
      <style:table-row-properties style:min-row-height="2.388cm"/>
    </style:style>
    <style:style style:name="Tabla3" style:family="table">
      <style:table-properties style:width="11.998cm" table:align="margins"/>
    </style:style>
    <style:style style:name="Tabla3.A" style:family="table-column">
      <style:table-column-properties style:column-width="2.935cm" style:rel-column-width="16034*"/>
    </style:style>
    <style:style style:name="Tabla3.B" style:family="table-column">
      <style:table-column-properties style:column-width="3.062cm" style:rel-column-width="16728*"/>
    </style:style>
    <style:style style:name="Tabla3.C" style:family="table-column">
      <style:table-column-properties style:column-width="2.999cm" style:rel-column-width="16381*"/>
    </style:style>
    <style:style style:name="Tabla3.D" style:family="table-column">
      <style:table-column-properties style:column-width="3cm" style:rel-column-width="16392*"/>
    </style:style>
    <style:style style:name="Tabla3.A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text-properties fo:color="#b3b3b3" style:font-name="Trebuchet MS" fo:font-size="10pt" style:font-size-asian="10pt" style:font-size-complex="10pt"/>
    </style:style>
    <style:style style:name="P4" style:family="paragraph" style:parent-style-name="Table_20_Contents">
      <style:text-properties style:font-name="Trebuchet MS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0pt" style:font-size-asian="10pt" style:font-size-complex="10pt"/>
    </style:style>
    <style:style style:name="P6" style:family="paragraph" style:parent-style-name="Table_20_Contents">
      <style:text-properties fo:color="#008000" style:font-name="Trebuchet MS" fo:font-size="10pt" style:font-size-asian="10pt" style:font-size-complex="10pt"/>
    </style:style>
    <style:style style:name="P7" style:family="paragraph" style:parent-style-name="Table_20_Contents">
      <style:text-properties fo:color="#6b0094" style:font-name="Trebuchet MS" fo:font-size="10pt" style:font-size-asian="10pt" style:font-size-complex="10pt"/>
    </style:style>
    <style:style style:name="P8" style:family="paragraph" style:parent-style-name="Table_20_Contents">
      <style:text-properties fo:color="#999999" style:font-name="Trebuchet MS" fo:font-size="10pt" style:font-size-asian="10pt" style:font-size-complex="10pt"/>
    </style:style>
    <style:style style:name="P9" style:family="paragraph" style:parent-style-name="Table_20_Contents">
      <style:text-properties fo:color="#000000" style:font-name="Trebuchet MS" fo:font-size="10pt" style:font-size-asian="10pt" style:font-size-complex="10pt"/>
    </style:style>
    <style:style style:name="P10" style:family="paragraph" style:parent-style-name="Table_20_Contents">
      <style:text-properties fo:color="#cccc00" style:font-name="Trebuchet MS" fo:font-size="10pt" style:font-size-asian="10pt" style:font-size-complex="10pt"/>
    </style:style>
    <style:style style:name="P11" style:family="paragraph" style:parent-style-name="Table_20_Contents">
      <style:paragraph-properties fo:background-color="#ff9966">
        <style:background-image/>
      </style:paragraph-properties>
    </style:style>
    <style:style style:name="P12" style:family="paragraph" style:parent-style-name="Table_20_Contents">
      <style:paragraph-properties fo:margin-left="-0.009cm" fo:margin-right="0.639cm" fo:text-align="end" style:justify-single-word="false" fo:text-indent="0cm" style:auto-text-indent="false"/>
      <style:text-properties fo:font-size="18pt" style:font-size-asian="18pt" style:font-size-complex="18pt"/>
    </style:style>
    <style:style style:name="P13" style:family="paragraph" style:parent-style-name="Table_20_Contents">
      <style:paragraph-properties fo:margin-left="-0.009cm" fo:margin-right="0.639cm" fo:text-align="end" style:justify-single-word="false" fo:text-indent="0cm" style:auto-text-indent="false"/>
      <style:text-properties fo:font-size="24pt" style:font-size-asian="24pt" style:font-size-complex="24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fo:color="#b3b3b3" style:font-name="Trebuchet MS" fo:font-size="10pt" style:font-size-asian="10pt" style:font-size-complex="10pt"/>
    </style:style>
    <style:style style:name="P17" style:family="paragraph" style:parent-style-name="Standard">
      <style:text-properties style:font-name="Trebuchet MS" fo:font-size="10pt" style:font-size-asian="10pt" style:font-size-complex="10pt"/>
    </style:style>
    <style:style style:name="P18" style:family="paragraph" style:parent-style-name="Standard">
      <style:text-properties fo:color="#999999" style:font-name="Trebuchet MS" fo:font-size="10pt" style:font-size-asian="10pt" style:font-size-complex="10pt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background-color="#ffffff">
        <style:background-image/>
      </style:paragraph-properties>
    </style:style>
    <style:style style:name="P23" style:family="paragraph" style:parent-style-name="Table_20_Contents">
      <style:text-properties fo:color="#c5000b" style:font-name="Trebuchet MS" fo:font-size="10pt" style:font-size-asian="10pt" style:font-size-complex="10pt"/>
    </style:style>
    <style:style style:name="P24" style:family="paragraph" style:parent-style-name="Table_20_Contents">
      <style:text-properties fo:color="#00cccc" style:font-name="Trebuchet MS" fo:font-size="10pt" style:font-size-asian="10pt" style:font-size-complex="10pt"/>
    </style:style>
    <style:style style:name="P25" style:family="paragraph" style:parent-style-name="Table_20_Contents">
      <style:text-properties fo:color="#999999" style:font-name="Trebuchet MS" fo:font-size="10pt" style:font-size-asian="10pt" style:font-size-complex="10pt"/>
    </style:style>
    <style:style style:name="P26" style:family="paragraph" style:parent-style-name="Table_20_Contents">
      <style:text-properties fo:color="#6b0094" style:font-name="Trebuchet MS" fo:font-size="10pt" style:font-size-asian="10pt" style:font-size-complex="10pt"/>
    </style:style>
    <style:style style:name="P27" style:family="paragraph">
      <style:paragraph-properties fo:text-align="center"/>
    </style:style>
    <style:style style:name="P28" style:family="paragraph">
      <style:paragraph-properties fo:text-align="start"/>
    </style:style>
    <style:style style:name="P29" style:family="paragraph">
      <style:paragraph-properties fo:text-align="center"/>
      <style:text-properties fo:font-size="10pt" style:font-size-asian="10pt" style:font-size-complex="10pt"/>
    </style:style>
    <style:style style:name="P30" style:family="paragraph">
      <style:paragraph-properties fo:text-align="center"/>
      <style:text-properties style:font-name="Trebuchet MS" fo:font-size="8pt" style:font-size-asian="8pt" style:font-size-complex="8pt"/>
    </style:style>
    <style:style style:name="T1" style:family="text">
      <style:text-properties fo:color="#ff6633"/>
    </style:style>
    <style:style style:name="T2" style:family="text">
      <style:text-properties fo:color="#ff0000"/>
    </style:style>
    <style:style style:name="T3" style:family="text">
      <style:text-properties style:font-name="Trebuchet MS" fo:font-size="8pt" style:font-size-asian="8pt" style:font-size-complex="8pt"/>
    </style:style>
    <style:style style:name="T4" style:family="text">
      <style:text-properties style:font-name="Webdings" fo:font-size="9pt" style:font-name-asian="Webdings" style:font-size-asian="9pt" style:font-name-complex="Webdings" style:font-size-complex="9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Webdings" fo:font-size="10pt" style:font-name-asian="Webdings" style:font-size-asian="10pt" style:font-name-complex="Webdings" style:font-size-complex="10pt"/>
    </style:style>
    <style:style style:name="gr1" style:family="graphic">
      <style:graphic-properties svg:stroke-color="#333333" draw:fill="solid" draw:fill-color="#ffffff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vg:stroke-color="#333333" draw:fill="solid" draw:fill-color="#ffffff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vg:stroke-color="#dc2300" draw:fill="solid" draw:fill-color="#ffffff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svg:stroke-color="#4c4c4c" draw:fill="solid" draw:fill-color="#ffffff" draw:textarea-horizontal-align="center" draw:textarea-vertical-align="middl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6" office:value-type="string">
            <text:p text:style-name="P1">Crear un nuevo repor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columns-spanned="6" office:value-type="string">
            <text:p text:style-name="P2">id~, title*, status*, date_created, date_upda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13">ITEM</text:p>
          </table:table-cell>
          <table:table-cell table:style-name="Tabla1.B3" office:value-type="string">
            <text:p text:style-name="Table_20_Contents">REPORT TABLE</text:p>
          </table:table-cell>
          <table:table-cell table:style-name="Tabla1.B3" office:value-type="string">
            <text:p text:style-name="Table_20_Contents">TABLE</text:p>
          </table:table-cell>
          <table:table-cell table:style-name="Tabla1.B3" office:value-type="string">
            <text:p text:style-name="Table_20_Contents">TABLE COLUMN</text:p>
          </table:table-cell>
          <table:table-cell table:style-name="Tabla1.B3" office:value-type="string">
            <text:p text:style-name="Table_20_Contents">REPORT TABLE ROW</text:p>
          </table:table-cell>
          <table:table-cell table:style-name="Tabla1.F3" office:value-type="string">
            <text:p text:style-name="Table_20_Contents">REPORT TABLE CELL</text:p>
          </table:table-cell>
        </table:table-row>
        <table:table-row table:style-name="Tabla1.3">
          <table:table-cell table:style-name="Tabla1.A3" table:number-rows-spanned="2" office:value-type="string">
            <text:p text:style-name="P12">id~</text:p>
            <text:p text:style-name="P12">report_id*</text:p>
            <text:p text:style-name="P12">position*</text:p>
            <text:p text:style-name="P12">type*</text:p>
          </table:table-cell>
          <table:table-cell table:style-name="Tabla1.B3" office:value-type="string">
            <text:p text:style-name="Table_20_Contents">id~</text:p>
            <text:p text:style-name="Table_20_Contents">item_id*</text:p>
            <text:p text:style-name="Table_20_Contents">table_id*</text:p>
            <text:p text:style-name="Table_20_Contents">status</text:p>
          </table:table-cell>
          <table:table-cell table:style-name="Tabla1.B3" office:value-type="string">
            <text:p text:style-name="Table_20_Contents">id</text:p>
            <text:p text:style-name="Table_20_Contents">name</text:p>
            <text:p text:style-name="Table_20_Contents">description</text:p>
            <text:p text:style-name="Table_20_Contents">footer</text:p>
            <text:p text:style-name="Table_20_Contents">title</text:p>
            <text:p text:style-name="Table_20_Contents">status</text:p>
          </table:table-cell>
          <table:table-cell table:style-name="Tabla1.B3" office:value-type="string">
            <text:p text:style-name="Table_20_Contents">id</text:p>
            <text:p text:style-name="Table_20_Contents">table_id</text:p>
            <text:p text:style-name="Table_20_Contents">title</text:p>
            <text:p text:style-name="Table_20_Contents">width</text:p>
            <text:p text:style-name="Table_20_Contents">color</text:p>
            <text:p text:style-name="Table_20_Contents">position</text:p>
            <text:p text:style-name="Table_20_Contents">autocomplete</text:p>
          </table:table-cell>
          <table:table-cell table:style-name="Tabla1.B3" office:value-type="string">
            <text:p text:style-name="Table_20_Contents">id</text:p>
            <text:p text:style-name="Table_20_Contents">rtable_id</text:p>
            <text:p text:style-name="Table_20_Contents">position</text:p>
            <text:p text:style-name="Table_20_Contents">color</text:p>
          </table:table-cell>
          <table:table-cell table:style-name="Tabla1.F3" office:value-type="string">
            <text:p text:style-name="Table_20_Contents">row_id</text:p>
            <text:p text:style-name="Table_20_Contents">column_id</text:p>
            <text:p text:style-name="Table_20_Contents">content</text:p>
            <text:p text:style-name="Table_20_Contents">color</text:p>
          </table:table-cell>
        </table:table-row>
        <table:table-row table:style-name="Tabla1.5">
          <table:covered-table-cell/>
          <table:table-cell table:style-name="Tabla1.B5" table:number-columns-spanned="5" office:value-type="string">
            <text:p text:style-name="P11">REPORT TEXT</text:p>
            <text:p text:style-name="P11">id~</text:p>
            <text:p text:style-name="P11">item_id</text:p>
            <text:p text:style-name="P11">text*</text:p>
            <text:p text:style-name="P11">rtable_id</text:p>
          </table:table-cell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6" table:number-columns-spanned="6" office:value-type="string">
            <text:p text:style-name="P22">* El atributo es requerido en el formulario de inserción.</text:p>
            <text:p text:style-name="P22">~ El atributo es requerido en el formulario de actualización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5">Crear nuevo reporte</text:p>
          </table:table-cell>
          <table:covered-table-cell/>
        </table:table-row>
        <table:table-row table:style-name="Tabla2.2">
          <table:table-cell table:style-name="Tabla2.A2" table:number-columns-spanned="2" office:value-type="string">
            <text:p text:style-name="P6">Datos del Reporte:</text:p>
            <text:p text:style-name="P4">Título*: <text:s/><draw:rect text:anchor-type="as-char" svg:y="-0.485cm" draw:z-index="0" draw:style-name="gr1" draw:text-style-name="P27" svg:width="4.742cm" svg:height="0.486cm"><text:p/></draw:rect></text:p>
            <text:p text:style-name="P4">Estado*: <draw:rect text:anchor-type="as-char" svg:y="-0.485cm" draw:z-index="1" draw:style-name="gr2" draw:text-style-name="P27" svg:width="3.444cm" svg:height="0.486cm"><text:p text:style-name="P28"><text:span text:style-name="T3">Seleccione estado <text:s/></text:span><text:s text:c="5"/><text:span text:style-name="T4">6</text:span></text:p></draw:rect></text:p>
          </table:table-cell>
          <table:covered-table-cell/>
        </table:table-row>
        <table:table-row table:style-name="Tabla2.3">
          <table:table-cell table:style-name="Tabla2.A3" office:value-type="string">
            <text:p text:style-name="P23">Item:</text:p>
            <text:p text:style-name="P3">Id=0</text:p>
            <text:p text:style-name="P3">Tipo=1</text:p>
            <text:p text:style-name="P4"/>
          </table:table-cell>
          <table:table-cell table:style-name="Tabla2.A2" office:value-type="string">
            <text:p text:style-name="P24">ReportText</text:p>
            <text:p text:style-name="P4">Texto<text:span text:style-name="T2">*</text:span>:</text:p>
            <text:p text:style-name="P17"><text:tab/><draw:rect text:anchor-type="as-char" svg:y="-0.485cm" draw:z-index="2" draw:style-name="gr3" draw:text-style-name="P27" svg:width="7.358cm" svg:height="1.128cm"><text:p/></draw:rect></text:p>
            <text:p text:style-name="P16">id=0</text:p>
            <text:p text:style-name="P16">item_id=0</text:p>
          </table:table-cell>
        </table:table-row>
        <table:table-row table:style-name="Tabla2.4">
          <table:table-cell table:style-name="Tabla2.A3" office:value-type="string">
            <text:p text:style-name="P23">Item: </text:p>
            <text:p text:style-name="P3">Id=0</text:p>
            <text:p text:style-name="P3">Tipo=1</text:p>
          </table:table-cell>
          <table:table-cell table:style-name="Tabla2.A2" office:value-type="string">
            <text:p text:style-name="P4"><text:span text:style-name="T1">ReportTable:</text:span> </text:p>
            <text:p text:style-name="P3">id=0</text:p>
            <text:p text:style-name="P3">item_id=0</text:p>
            <text:p text:style-name="P3">status=1</text:p>
            <text:p text:style-name="P4">table_id*: <draw:rect text:anchor-type="as-char" svg:y="-0.485cm" draw:z-index="3" draw:style-name="gr2" draw:text-style-name="P29" svg:width="3.541cm" svg:height="0.486cm"><text:p><text:span text:style-name="T3">Seleccione tabla</text:span><text:span text:style-name="T5"> <text:s text:c="7"/></text:span><text:span text:style-name="T6">6</text:span></text:p></draw:rect></text:p>
            <text:p text:style-name="P3">rowCounter=?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table:number-columns-spanned="4" office:value-type="string">
                  <text:p text:style-name="P24">ReportText</text:p>
                  <text:p text:style-name="P4">Descripción: <draw:rect text:anchor-type="as-char" svg:y="-0.485cm" draw:z-index="8" draw:style-name="gr4" draw:text-style-name="P27" svg:width="7.358cm" svg:height="1.128cm"><text:p/></draw:rect></text:p>
                  <text:p text:style-name="P8">id=0</text:p>
                  <text:p text:style-name="P8">rtable_id=0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2" office:value-type="string">
                  <text:p text:style-name="P4">Columna 1</text:p>
                </table:table-cell>
                <table:table-cell table:style-name="Tabla3.A2" office:value-type="string">
                  <text:p text:style-name="P4">Columna 2</text:p>
                </table:table-cell>
                <table:table-cell table:style-name="Tabla3.A2" office:value-type="string">
                  <text:p text:style-name="P4">Columna 3</text:p>
                </table:table-cell>
                <table:table-cell table:style-name="Tabla3.D2" office:value-type="string">
                  <text:p text:style-name="P4">c/+/-</text:p>
                </table:table-cell>
              </table:table-row>
              <table:table-row>
                <table:table-cell table:style-name="Tabla3.A2" office:value-type="string">
                  <text:p text:style-name="P7">ReportTableCell</text:p>
                  <text:p text:style-name="P4">content:</text:p>
                  <text:p text:style-name="P17"><draw:rect text:anchor-type="as-char" svg:y="-0.485cm" draw:z-index="4" draw:style-name="gr1" draw:text-style-name="P27" svg:width="2.546cm" svg:height="1.158cm"><text:p/></draw:rect></text:p>
                  <text:p text:style-name="P18">column_id=?</text:p>
                  <text:p text:style-name="P4"/>
                </table:table-cell>
                <table:table-cell table:style-name="Tabla3.A2" office:value-type="string">
                  <text:p text:style-name="P7">ReportTableCell</text:p>
                  <text:p text:style-name="P4">content:</text:p>
                  <text:p text:style-name="P17"><draw:rect text:anchor-type="as-char" svg:y="-0.485cm" draw:z-index="5" draw:style-name="gr1" draw:text-style-name="P27" svg:width="2.546cm" svg:height="1.158cm"><text:p/></draw:rect></text:p>
                  <text:p text:style-name="P18">column_id=?</text:p>
                </table:table-cell>
                <table:table-cell table:style-name="Tabla3.A2" office:value-type="string">
                  <text:p text:style-name="P7">ReportTableCell</text:p>
                  <text:p text:style-name="P4">content:</text:p>
                  <text:p text:style-name="P17"><draw:rect text:anchor-type="as-char" svg:y="-0.485cm" draw:z-index="6" draw:style-name="gr1" draw:text-style-name="P27" svg:width="2.546cm" svg:height="1.158cm"><text:p/></draw:rect></text:p>
                  <text:p text:style-name="P18">column_id=?</text:p>
                </table:table-cell>
                <table:table-cell table:style-name="Tabla3.D2" office:value-type="string">
                  <text:p text:style-name="P10">ReportTableRow</text:p>
                  <text:p text:style-name="P9"/>
                  <text:p text:style-name="P9">color: <draw:rect text:anchor-type="as-char" svg:y="-0.485cm" draw:z-index="7" draw:style-name="gr2" draw:text-style-name="P30" svg:width="1.511cm" svg:height="0.599cm"><text:p text:style-name="P27"><text:span text:style-name="T3">#000000</text:span></text:p></draw:rect></text:p>
                  <text:p text:style-name="P8">id=0</text:p>
                </table:table-cell>
              </table:table-row>
              <table:table-row>
                <table:table-cell table:style-name="Tabla3.D2" table:number-columns-spanned="4" office:value-type="string">
                  <text:p text:style-name="P24">ReportText</text:p>
                  <text:p text:style-name="P4">Pie: <draw:rect text:anchor-type="as-char" svg:y="-0.485cm" draw:z-index="9" draw:style-name="gr4" draw:text-style-name="P27" svg:width="7.358cm" svg:height="1.128cm"><text:p/></draw:rect></text:p>
                  <text:p text:style-name="P8">id=0</text:p>
                  <text:p text:style-name="P8">rtable_id=0</text:p>
                </table:table-cell>
                <table:covered-table-cell/>
                <table:covered-table-cell/>
                <table:covered-table-cell/>
              </table:table-row>
            </table:table>
            <text:p text:style-name="P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charset="x-symbol"/>
    <style:font-face style:name="Mangal2" svg:font-family="Mangal" style:font-pitch="variable" style:font-charset="x-symbol"/>
    <style:font-face style:name="SimSun2" svg:font-family="SimSun" style:font-pitch="variable" style:font-charset="x-symbol"/>
    <style:font-face style:name="Times New Roman3" svg:font-family="'Times New Roman'" style:font-pitch="variable" style:font-charset="x-symbol"/>
    <style:font-face style:name="Webdings1" svg:font-family="Web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1" svg:font-family="Mangal" style:font-family-generic="system" style:font-pitch="variable" style:font-charset="x-symbol"/>
    <style:font-face style:name="SimSun1" svg:font-family="SimSun" style:font-family-generic="system" style:font-pitch="variable" style:font-charset="x-symbol"/>
    <style:font-face style:name="Mangal3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912cm" fo:margin-bottom="0.393cm" fo:margin-left="2cm" fo:margin-right="0.4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16:14:21.42</meta:creation-date>
    <dc:date>2013-08-20T11:59:36.79</dc:date>
    <meta:editing-duration>PT17H48M40S</meta:editing-duration>
    <meta:editing-cycles>16</meta:editing-cycles>
    <meta:generator>OpenOffice/4.0.0$Win32 OpenOffice.org_project/400m3$Build-9702</meta:generator>
    <dc:creator>J Manuel Murillo</dc:creator>
    <meta:document-statistic meta:table-count="3" meta:image-count="0" meta:object-count="0" meta:page-count="2" meta:paragraph-count="92" meta:word-count="127" meta:character-count="884"/>
  </office:meta>
</office:document-meta>
</file>